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tinkercad.com/things/57GrYhZtXDQ-tarefa32/editel?sharecode=-sMjFOXU9Bpgutp9iNz24zpyZ2fB73fLME2ZZyCtanc" text:style-name="Internet_20_link" text:visited-style-name="Visited_20_Internet_20_Link">https://www.tinkercad.com/things/57GrYhZtXDQ-tarefa32/editel?sharecode=-sMjFOXU9Bpgutp9iNz24zpyZ2fB73fLME2ZZyCtanc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17:31:00.712836371</meta:creation-date>
    <dc:date>2020-12-07T17:31:14.983451278</dc:date>
    <meta:editing-duration>PT14S</meta:editing-duration>
    <meta:editing-cycles>1</meta:editing-cycles>
    <meta:document-statistic meta:table-count="0" meta:image-count="0" meta:object-count="0" meta:page-count="1" meta:paragraph-count="1" meta:word-count="1" meta:character-count="114" meta:non-whitespace-character-count="114"/>
    <meta:generator>LibreOffice/6.0.7.3$Linux_X86_64 LibreOffice_project/00m0$Build-3</meta:generator>
  </office:meta>
</office:document-meta>
</file>